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游ゴシック" svg:font-family="游ゴシック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游ゴシック Light" svg:font-family="游ゴシック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游明朝" svg:font-family="游明朝" style:font-family-generic="roman" style:font-pitch="variable" svg:panose-1="2 2 4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P57" style:parent-style-name="ListParagraph" style:list-style-name="LFO1" style:family="paragraph"/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name="P64" style:parent-style-name="ListParagraph" style:list-style-name="LFO1" style:family="paragraph"/>
    <style:style style:name="P65" style:parent-style-name="ListParagraph" style:list-style-name="LFO1" style:family="paragraph"/>
    <style:style style:name="P66" style:parent-style-name="ListParagraph" style:list-style-name="LFO1" style:family="paragraph"/>
    <style:style style:name="P67" style:parent-style-name="ListParagraph" style:list-style-name="LFO1" style:family="paragraph"/>
    <style:style style:name="P68" style:parent-style-name="ListParagraph" style:list-style-name="LFO1" style:family="paragraph"/>
    <style:style style:name="P69" style:parent-style-name="ListParagraph" style:list-style-name="LFO1" style:family="paragraph"/>
    <style:style style:name="P70" style:parent-style-name="ListParagraph" style:list-style-name="LFO1" style:family="paragraph"/>
    <style:style style:name="P71" style:parent-style-name="ListParagraph" style:list-style-name="LFO1" style:family="paragraph"/>
    <style:style style:name="P72" style:parent-style-name="ListParagraph" style:list-style-name="LFO1" style:family="paragraph"/>
    <style:style style:name="P73" style:parent-style-name="ListParagraph" style:list-style-name="LFO1" style:family="paragraph"/>
    <style:style style:name="P74" style:parent-style-name="ListParagraph" style:list-style-name="LFO1" style:family="paragraph"/>
    <style:style style:name="P75" style:parent-style-name="ListParagraph" style:list-style-name="LFO1" style:family="paragraph"/>
    <style:style style:name="P76" style:parent-style-name="ListParagraph" style:list-style-name="LFO1" style:family="paragraph"/>
    <style:style style:name="P77" style:parent-style-name="ListParagraph" style:list-style-name="LFO1" style:family="paragraph"/>
    <style:style style:name="P78" style:parent-style-name="ListParagraph" style:list-style-name="LFO1" style:family="paragraph"/>
    <style:style style:name="P79" style:parent-style-name="ListParagraph" style:list-style-name="LFO1" style:family="paragraph"/>
    <style:style style:name="P80" style:parent-style-name="ListParagraph" style:list-style-name="LFO1" style:family="paragraph"/>
    <style:style style:name="P81" style:parent-style-name="ListParagraph" style:list-style-name="LFO1" style:family="paragraph"/>
    <style:style style:name="P82" style:parent-style-name="ListParagraph" style:list-style-name="LFO1" style:family="paragraph"/>
    <style:style style:name="P83" style:parent-style-name="ListParagraph" style:list-style-name="LFO1" style:family="paragraph"/>
    <style:style style:name="P84" style:parent-style-name="ListParagraph" style:list-style-name="LFO1" style:family="paragraph"/>
    <style:style style:name="P85" style:parent-style-name="ListParagraph" style:list-style-name="LFO1" style:family="paragraph"/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1" style:family="paragraph"/>
    <style:style style:name="P89" style:parent-style-name="ListParagraph" style:list-style-name="LFO1" style:family="paragraph"/>
    <style:style style:name="P90" style:parent-style-name="ListParagraph" style:list-style-name="LFO1" style:family="paragraph"/>
    <style:style style:name="P91" style:parent-style-name="ListParagraph" style:list-style-name="LFO1" style:family="paragraph"/>
    <style:style style:name="P92" style:parent-style-name="ListParagraph" style:list-style-name="LFO1" style:family="paragraph"/>
    <style:style style:name="P93" style:parent-style-name="ListParagraph" style:list-style-name="LFO1" style:family="paragraph"/>
    <style:style style:name="P94" style:parent-style-name="ListParagraph" style:list-style-name="LFO1" style:family="paragraph"/>
    <style:style style:name="P95" style:parent-style-name="ListParagraph" style:list-style-name="LFO1" style:family="paragraph"/>
    <style:style style:name="P96" style:parent-style-name="ListParagraph" style:list-style-name="LFO1" style:family="paragraph"/>
    <style:style style:name="P97" style:parent-style-name="ListParagraph" style:list-style-name="LFO1" style:family="paragraph"/>
    <style:style style:name="P98" style:parent-style-name="ListParagraph" style:list-style-name="LFO1" style:family="paragraph"/>
    <style:style style:name="P99" style:parent-style-name="ListParagraph" style:list-style-name="LFO1" style:family="paragraph"/>
    <style:style style:name="P100" style:parent-style-name="ListParagraph" style:list-style-name="LFO1" style:family="paragraph"/>
    <style:style style:name="P101" style:parent-style-name="ListParagraph" style:list-style-name="LFO1" style:family="paragraph"/>
    <style:style style:name="P102" style:parent-style-name="ListParagraph" style:list-style-name="LFO1" style:family="paragraph"/>
    <style:style style:name="P103" style:parent-style-name="ListParagraph" style:list-style-name="LFO1" style:family="paragraph"/>
    <style:style style:name="P104" style:parent-style-name="ListParagraph" style:list-style-name="LFO1" style:family="paragraph"/>
    <style:style style:name="P105" style:parent-style-name="ListParagraph" style:list-style-name="LFO1" style:family="paragraph"/>
    <style:style style:name="P106" style:parent-style-name="ListParagraph" style:list-style-name="LFO1" style:family="paragraph"/>
    <style:style style:name="P107" style:parent-style-name="ListParagraph" style:list-style-name="LFO1" style:family="paragraph"/>
    <style:style style:name="P108" style:parent-style-name="ListParagraph" style:list-style-name="LFO1" style:family="paragraph"/>
    <style:style style:name="P109" style:parent-style-name="ListParagraph" style:list-style-name="LFO1" style:family="paragraph"/>
    <style:style style:name="P110" style:parent-style-name="ListParagraph" style:list-style-name="LFO1" style:family="paragraph"/>
    <style:style style:name="P111" style:parent-style-name="ListParagraph" style:list-style-name="LFO1" style:family="paragraph"/>
    <style:style style:name="P112" style:parent-style-name="ListParagraph" style:list-style-name="LFO1" style:family="paragraph"/>
    <style:style style:name="P113" style:parent-style-name="ListParagraph" style:list-style-name="LFO1" style:family="paragraph"/>
    <style:style style:name="P114" style:parent-style-name="ListParagraph" style:list-style-name="LFO1" style:family="paragraph"/>
    <style:style style:name="P115" style:parent-style-name="ListParagraph" style:list-style-name="LFO1" style:family="paragraph"/>
    <style:style style:name="P116" style:parent-style-name="ListParagraph" style:list-style-name="LFO1" style:family="paragraph"/>
    <style:style style:name="P117" style:parent-style-name="ListParagraph" style:list-style-name="LFO1" style:family="paragraph"/>
    <style:style style:name="P118" style:parent-style-name="ListParagraph" style:list-style-name="LFO1" style:family="paragraph"/>
    <style:style style:name="P119" style:parent-style-name="ListParagraph" style:list-style-name="LFO1" style:family="paragraph"/>
    <style:style style:name="P120" style:parent-style-name="ListParagraph" style:list-style-name="LFO1" style:family="paragraph"/>
    <style:style style:name="P121" style:parent-style-name="ListParagraph" style:list-style-name="LFO1" style:family="paragraph"/>
    <style:style style:name="P122" style:parent-style-name="ListParagraph" style:list-style-name="LFO1" style:family="paragraph"/>
    <style:style style:name="P123" style:parent-style-name="ListParagraph" style:list-style-name="LFO1" style:family="paragraph"/>
    <style:style style:name="P124" style:parent-style-name="ListParagraph" style:list-style-name="LFO1" style:family="paragraph"/>
    <style:style style:name="P125" style:parent-style-name="ListParagraph" style:list-style-name="LFO1" style:family="paragraph"/>
    <style:style style:name="P126" style:parent-style-name="ListParagraph" style:list-style-name="LFO1" style:family="paragraph"/>
    <style:style style:name="P127" style:parent-style-name="ListParagraph" style:list-style-name="LFO1" style:family="paragraph"/>
    <style:style style:name="P128" style:parent-style-name="ListParagraph" style:list-style-name="LFO1" style:family="paragraph"/>
    <style:style style:name="P129" style:parent-style-name="ListParagraph" style:list-style-name="LFO1" style:family="paragraph"/>
    <style:style style:name="P130" style:parent-style-name="ListParagraph" style:list-style-name="LFO1" style:family="paragraph"/>
    <style:style style:name="P131" style:parent-style-name="ListParagraph" style:list-style-name="LFO1" style:family="paragraph"/>
    <style:style style:name="P132" style:parent-style-name="ListParagraph" style:list-style-name="LFO1" style:family="paragraph"/>
    <style:style style:name="P133" style:parent-style-name="ListParagraph" style:list-style-name="LFO1" style:family="paragraph"/>
    <style:style style:name="P134" style:parent-style-name="ListParagraph" style:list-style-name="LFO1" style:family="paragraph"/>
    <style:style style:name="P135" style:parent-style-name="ListParagraph" style:list-style-name="LFO1" style:family="paragraph"/>
    <style:style style:name="P136" style:parent-style-name="ListParagraph" style:list-style-name="LFO1" style:family="paragraph"/>
    <style:style style:name="P137" style:parent-style-name="ListParagraph" style:list-style-name="LFO1" style:family="paragraph"/>
    <style:style style:name="P138" style:parent-style-name="ListParagraph" style:list-style-name="LFO1" style:family="paragraph"/>
    <style:style style:name="P139" style:parent-style-name="ListParagraph" style:list-style-name="LFO1" style:family="paragraph"/>
    <style:style style:name="P140" style:parent-style-name="ListParagraph" style:list-style-name="LFO1" style:family="paragraph"/>
    <style:style style:name="P141" style:parent-style-name="ListParagraph" style:list-style-name="LFO1" style:family="paragraph"/>
    <style:style style:name="P142" style:parent-style-name="ListParagraph" style:list-style-name="LFO1" style:family="paragraph"/>
    <style:style style:name="P143" style:parent-style-name="ListParagraph" style:list-style-name="LFO1" style:family="paragraph"/>
    <style:style style:name="P144" style:parent-style-name="ListParagraph" style:list-style-name="LFO1" style:family="paragraph"/>
    <style:style style:name="P145" style:parent-style-name="ListParagraph" style:list-style-name="LFO1" style:family="paragraph"/>
    <style:style style:name="P146" style:parent-style-name="ListParagraph" style:list-style-name="LFO1" style:family="paragraph"/>
    <style:style style:name="P147" style:parent-style-name="ListParagraph" style:list-style-name="LFO1" style:family="paragraph"/>
    <style:style style:name="P148" style:parent-style-name="ListParagraph" style:list-style-name="LFO1" style:family="paragraph"/>
    <style:style style:name="P149" style:parent-style-name="ListParagraph" style:list-style-name="LFO1" style:family="paragraph"/>
    <style:style style:name="P150" style:parent-style-name="ListParagraph" style:list-style-name="LFO1" style:family="paragraph"/>
    <style:style style:name="P151" style:parent-style-name="ListParagraph" style:list-style-name="LFO1" style:family="paragraph"/>
    <style:style style:name="P152" style:parent-style-name="ListParagraph" style:list-style-name="LFO1" style:family="paragraph"/>
    <style:style style:name="P153" style:parent-style-name="ListParagraph" style:list-style-name="LFO1" style:family="paragraph"/>
    <style:style style:name="P154" style:parent-style-name="ListParagraph" style:list-style-name="LFO1" style:family="paragraph"/>
    <style:style style:name="P155" style:parent-style-name="ListParagraph" style:list-style-name="LFO1" style:family="paragraph"/>
    <style:style style:name="P156" style:parent-style-name="ListParagraph" style:list-style-name="LFO1" style:family="paragraph"/>
    <style:style style:name="P157" style:parent-style-name="ListParagraph" style:list-style-name="LFO1" style:family="paragraph"/>
    <style:style style:name="P158" style:parent-style-name="ListParagraph" style:list-style-name="LFO1" style:family="paragraph"/>
    <style:style style:name="P159" style:parent-style-name="ListParagraph" style:list-style-name="LFO1" style:family="paragraph"/>
    <style:style style:name="P160" style:parent-style-name="ListParagraph" style:list-style-name="LFO1" style:family="paragraph"/>
    <style:style style:name="P161" style:parent-style-name="ListParagraph" style:list-style-name="LFO1" style:family="paragraph"/>
    <style:style style:name="P162" style:parent-style-name="ListParagraph" style:list-style-name="LFO1" style:family="paragraph"/>
    <style:style style:name="P163" style:parent-style-name="ListParagraph" style:list-style-name="LFO1" style:family="paragraph"/>
    <style:style style:name="P164" style:parent-style-name="ListParagraph" style:list-style-name="LFO1" style:family="paragraph"/>
    <style:style style:name="P165" style:parent-style-name="ListParagraph" style:list-style-name="LFO1" style:family="paragraph"/>
    <style:style style:name="P166" style:parent-style-name="ListParagraph" style:list-style-name="LFO1" style:family="paragraph"/>
    <style:style style:name="P167" style:parent-style-name="ListParagraph" style:list-style-name="LFO1" style:family="paragraph"/>
    <style:style style:name="P168" style:parent-style-name="ListParagraph" style:list-style-name="LFO1" style:family="paragraph"/>
    <style:style style:name="P169" style:parent-style-name="ListParagraph" style:list-style-name="LFO1" style:family="paragraph"/>
    <style:style style:name="P170" style:parent-style-name="ListParagraph" style:list-style-name="LFO1" style:family="paragraph"/>
    <style:style style:name="P171" style:parent-style-name="ListParagraph" style:list-style-name="LFO1" style:family="paragraph"/>
    <style:style style:name="P172" style:parent-style-name="ListParagraph" style:list-style-name="LFO1" style:family="paragraph"/>
    <style:style style:name="P173" style:parent-style-name="ListParagraph" style:list-style-name="LFO1" style:family="paragraph"/>
    <style:style style:name="P174" style:parent-style-name="ListParagraph" style:list-style-name="LFO1" style:family="paragraph"/>
    <style:style style:name="P175" style:parent-style-name="ListParagraph" style:list-style-name="LFO1" style:family="paragraph"/>
    <style:style style:name="P176" style:parent-style-name="ListParagraph" style:list-style-name="LFO1" style:family="paragraph"/>
    <style:style style:name="P177" style:parent-style-name="ListParagraph" style:list-style-name="LFO1" style:family="paragraph"/>
    <style:style style:name="P178" style:parent-style-name="ListParagraph" style:list-style-name="LFO1" style:family="paragraph"/>
    <style:style style:name="P179" style:parent-style-name="ListParagraph" style:list-style-name="LFO1" style:family="paragraph"/>
    <style:style style:name="P180" style:parent-style-name="ListParagraph" style:list-style-name="LFO1" style:family="paragraph"/>
    <style:style style:name="P181" style:parent-style-name="ListParagraph" style:list-style-name="LFO1" style:family="paragraph"/>
    <style:style style:name="P182" style:parent-style-name="ListParagraph" style:list-style-name="LFO1" style:family="paragraph"/>
    <style:style style:name="P183" style:parent-style-name="ListParagraph" style:list-style-name="LFO1" style:family="paragraph"/>
    <style:style style:name="P184" style:parent-style-name="ListParagraph" style:list-style-name="LFO1" style:family="paragraph"/>
    <style:style style:name="P185" style:parent-style-name="ListParagraph" style:list-style-name="LFO1" style:family="paragraph"/>
    <style:style style:name="P186" style:parent-style-name="ListParagraph" style:list-style-name="LFO1" style:family="paragraph"/>
    <style:style style:name="P187" style:parent-style-name="ListParagraph" style:list-style-name="LFO1" style:family="paragraph"/>
    <style:style style:name="P188" style:parent-style-name="ListParagraph" style:list-style-name="LFO1" style:family="paragraph"/>
    <style:style style:name="P189" style:parent-style-name="ListParagraph" style:list-style-name="LFO1" style:family="paragraph"/>
    <style:style style:name="P190" style:parent-style-name="ListParagraph" style:list-style-name="LFO1" style:family="paragraph"/>
    <style:style style:name="P191" style:parent-style-name="ListParagraph" style:list-style-name="LFO1" style:family="paragraph"/>
    <style:style style:name="P192" style:parent-style-name="ListParagraph" style:list-style-name="LFO1" style:family="paragraph"/>
    <style:style style:name="P193" style:parent-style-name="ListParagraph" style:list-style-name="LFO1" style:family="paragraph"/>
    <style:style style:name="P194" style:parent-style-name="ListParagraph" style:list-style-name="LFO1" style:family="paragraph"/>
    <style:style style:name="P195" style:parent-style-name="ListParagraph" style:list-style-name="LFO1" style:family="paragraph"/>
    <style:style style:name="P196" style:parent-style-name="ListParagraph" style:list-style-name="LFO1" style:family="paragraph"/>
    <style:style style:name="P197" style:parent-style-name="ListParagraph" style:list-style-name="LFO1" style:family="paragraph"/>
    <style:style style:name="P198" style:parent-style-name="ListParagraph" style:list-style-name="LFO1" style:family="paragraph"/>
    <style:style style:name="P199" style:parent-style-name="ListParagraph" style:list-style-name="LFO1" style:family="paragraph"/>
    <style:style style:name="P200" style:parent-style-name="ListParagraph" style:list-style-name="LFO1" style:family="paragraph"/>
    <style:style style:name="P201" style:parent-style-name="ListParagraph" style:list-style-name="LFO1" style:family="paragraph"/>
    <style:style style:name="P202" style:parent-style-name="ListParagraph" style:list-style-name="LFO1" style:family="paragraph"/>
    <style:style style:name="P203" style:parent-style-name="ListParagraph" style:list-style-name="LFO1" style:family="paragraph"/>
    <style:style style:name="P204" style:parent-style-name="ListParagraph" style:list-style-name="LFO1" style:family="paragraph"/>
    <style:style style:name="P205" style:parent-style-name="ListParagraph" style:list-style-name="LFO1" style:family="paragraph"/>
    <style:style style:name="P206" style:parent-style-name="ListParagraph" style:list-style-name="LFO1" style:family="paragraph"/>
    <style:style style:name="P207" style:parent-style-name="ListParagraph" style:list-style-name="LFO1" style:family="paragraph"/>
    <style:style style:name="P208" style:parent-style-name="ListParagraph" style:list-style-name="LFO1" style:family="paragraph"/>
    <style:style style:name="P209" style:parent-style-name="ListParagraph" style:list-style-name="LFO1" style:family="paragraph"/>
    <style:style style:name="P210" style:parent-style-name="ListParagraph" style:list-style-name="LFO1" style:family="paragraph"/>
    <style:style style:name="P211" style:parent-style-name="ListParagraph" style:list-style-name="LFO1" style:family="paragraph"/>
    <style:style style:name="P212" style:parent-style-name="ListParagraph" style:list-style-name="LFO1" style:family="paragraph"/>
    <style:style style:name="P213" style:parent-style-name="ListParagraph" style:list-style-name="LFO1" style:family="paragraph"/>
    <style:style style:name="P214" style:parent-style-name="ListParagraph" style:list-style-name="LFO1" style:family="paragraph"/>
    <style:style style:name="P215" style:parent-style-name="ListParagraph" style:list-style-name="LFO1" style:family="paragraph"/>
    <style:style style:name="P216" style:parent-style-name="ListParagraph" style:list-style-name="LFO1" style:family="paragraph"/>
    <style:style style:name="P217" style:parent-style-name="ListParagraph" style:list-style-name="LFO1" style:family="paragraph"/>
    <style:style style:name="P218" style:parent-style-name="ListParagraph" style:list-style-name="LFO1" style:family="paragraph"/>
    <style:style style:name="P219" style:parent-style-name="ListParagraph" style:list-style-name="LFO1" style:family="paragraph"/>
    <style:style style:name="P220" style:parent-style-name="ListParagraph" style:list-style-name="LFO1" style:family="paragraph"/>
    <style:style style:name="P221" style:parent-style-name="ListParagraph" style:list-style-name="LFO1" style:family="paragraph"/>
    <style:style style:name="P222" style:parent-style-name="ListParagraph" style:list-style-name="LFO1" style:family="paragraph"/>
    <style:style style:name="P223" style:parent-style-name="ListParagraph" style:list-style-name="LFO1" style:family="paragraph"/>
    <style:style style:name="P224" style:parent-style-name="ListParagraph" style:list-style-name="LFO1" style:family="paragraph"/>
    <style:style style:name="P225" style:parent-style-name="ListParagraph" style:list-style-name="LFO1" style:family="paragraph"/>
    <style:style style:name="P226" style:parent-style-name="ListParagraph" style:list-style-name="LFO1" style:family="paragraph"/>
    <style:style style:name="P227" style:parent-style-name="ListParagraph" style:list-style-name="LFO1" style:family="paragraph"/>
    <style:style style:name="P228" style:parent-style-name="ListParagraph" style:list-style-name="LFO2" style:family="paragraph"/>
    <style:style style:name="P229" style:parent-style-name="ListParagraph" style:list-style-name="LFO2" style:family="paragraph"/>
  </office:automatic-styles>
  <office:body>
    <office:text text:use-soft-page-breaks="true">
      <text:p text:style-name="P1">Clothing store app Requirements:</text:p>
      <text:list text:style-name="LFO1" text:continue-numbering="true">
        <text:list-item>
          <text:p text:style-name="P2">Functional Requirements</text:p>
          <text:list text:continue-numbering="true">
            <text:list-item>
              <text:p text:style-name="P3">Catalog Browsing</text:p>
              <text:list text:continue-numbering="true">
                <text:list-item>
                  <text:p text:style-name="P4">The client can view all items as cards on the front page</text:p>
                </text:list-item>
                <text:list-item>
                  <text:p text:style-name="P5">Clicking on a card will display the item’s details</text:p>
                </text:list-item>
                <text:list-item>
                  <text:p text:style-name="P6">The user may highlight an Item and scroll through the photos</text:p>
                </text:list-item>
                <text:list-item>
                  <text:p text:style-name="P7">Highlighting will slightly enlarge the item</text:p>
                </text:list-item>
                <text:list-item>
                  <text:p text:style-name="P8">The photos are going to be of the first or default color of the item</text:p>
                </text:list-item>
                <text:list-item>
                  <text:p text:style-name="P9">The front page will show the hottest items reviewed in the last month</text:p>
                </text:list-item>
                <text:list-item>
                  <text:p text:style-name="P10">The front page will have a scrolling banner showing the latest collections and/or the hottest items/ biggest discounts</text:p>
                </text:list-item>
                <text:list-item>
                  <text:p text:style-name="P11">Each item on the page will be represented by a card with its image-set, name, description, price (dashed if discount), discount (if applies) and price after discount (if applies)</text:p>
                </text:list-item>
                <text:list-item>
                  <text:p text:style-name="P12">At the bottom of each item detail there will be related items selected based on tag similarity, and user reviews (probably sorted by user reviews although it might play a part in filtering).</text:p>
                </text:list-item>
              </text:list>
            </text:list-item>
            <text:list-item>
              <text:p text:style-name="P13">Catalog Filtering</text:p>
              <text:list text:continue-numbering="true">
                <text:list-item>
                  <text:p text:style-name="P14">The client can filter by selecting one or more tags<text:s/></text:p>
                </text:list-item>
                <text:list-item>
                  <text:p text:style-name="P15">The client may input a price range to filter by</text:p>
                </text:list-item>
                <text:list-item>
                  <text:p text:style-name="P16">The front page will have filters: by article of clothing, by collection and/or by Men/Women/Boys/Girls/Miscellaneous/Unisex</text:p>
                </text:list-item>
                <text:list-item>
                  <text:p text:style-name="P17">The front page will have filters for price using a given lower and upper bound.</text:p>
                </text:list-item>
                <text:list-item>
                  <text:p text:style-name="P18">The lower and upper bound are optional, and one can exist without the other.</text:p>
                </text:list-item>
                <text:list-item>
                  <text:p text:style-name="P19">The client may filter by number of reviews</text:p>
                </text:list-item>
                <text:list-item>
                  <text:p text:style-name="P20">The client may filter by average review</text:p>
                </text:list-item>
              </text:list>
            </text:list-item>
            <text:list-item>
              <text:p text:style-name="P21">Tags</text:p>
              <text:list text:continue-numbering="true">
                <text:list-item>
                  <text:p text:style-name="P22">Tags will be based on clothing category:</text:p>
                  <text:list text:continue-numbering="true">
                    <text:list-item>
                      <text:p text:style-name="P23">Sweater</text:p>
                    </text:list-item>
                    <text:list-item>
                      <text:p text:style-name="P24">Shirt</text:p>
                    </text:list-item>
                    <text:list-item>
                      <text:p text:style-name="P25">Dress</text:p>
                    </text:list-item>
                    <text:list-item>
                      <text:p text:style-name="P26">Skirt</text:p>
                    </text:list-item>
                    <text:list-item>
                      <text:p text:style-name="P27">Poncho</text:p>
                    </text:list-item>
                    <text:list-item>
                      <text:p text:style-name="P28">Dress Shoes</text:p>
                    </text:list-item>
                    <text:list-item>
                      <text:p text:style-name="P29">Sneakers</text:p>
                    </text:list-item>
                    <text:list-item>
                      <text:p text:style-name="P30">Tennis shoes</text:p>
                    </text:list-item>
                    <text:list-item>
                      <text:p text:style-name="P31">V-necks</text:p>
                    </text:list-item>
                    <text:list-item>
                      <text:p text:style-name="P32">Dress Shirt</text:p>
                    </text:list-item>
                    <text:list-item>
                      <text:p text:style-name="P33">Blouse</text:p>
                    </text:list-item>
                    <text:list-item>
                      <text:p text:style-name="P34">Caps</text:p>
                    </text:list-item>
                    <text:list-item>
                      <text:p text:style-name="P35">Hats</text:p>
                    </text:list-item>
                    <text:list-item>
                      <text:p text:style-name="P36">Shorts</text:p>
                    </text:list-item>
                    <text:list-item>
                      <text:p text:style-name="P37">Jeans</text:p>
                    </text:list-item>
                    <text:list-item>
                      <text:p text:style-name="P38">Cardigans</text:p>
                    </text:list-item>
                    <text:list-item>
                      <text:p text:style-name="P39">Boots</text:p>
                    </text:list-item>
                    <text:list-item>
                      <text:p text:style-name="P40">Jackets</text:p>
                    </text:list-item>
                    <text:list-item>
                      <text:p text:style-name="P41">Polo Shirts</text:p>
                    </text:list-item>
                    <text:list-item>
                      <text:p text:style-name="P42">Pants</text:p>
                    </text:list-item>
                    <text:list-item>
                      <text:p text:style-name="P43">Coats</text:p>
                    </text:list-item>
                    <text:list-item>
                      <text:p text:style-name="P44">Blazers</text:p>
                    </text:list-item>
                    <text:list-item>
                      <text:p text:style-name="P45">Overshirts</text:p>
                    </text:list-item>
                    <text:list-item>
                      <text:p text:style-name="P46">Hoodies</text:p>
                    </text:list-item>
                    <text:list-item>
                      <text:p text:style-name="P47">Sweatshirt</text:p>
                    </text:list-item>
                    <text:list-item>
                      <text:p text:style-name="P48">Colognes</text:p>
                    </text:list-item>
                    <text:list-item>
                      <text:p text:style-name="P49">Perfumes</text:p>
                    </text:list-item>
                    <text:list-item>
                      <text:p text:style-name="P50">Accessories</text:p>
                    </text:list-item>
                  </text:list>
                </text:list-item>
                <text:list-item>
                  <text:p text:style-name="P51">Tags will also be based on sale information:</text:p>
                  <text:list text:continue-numbering="true">
                    <text:list-item>
                      <text:p text:style-name="P52">Hot (most sold and well-reviewed, items with over 200,000 items sold and over 4/5 stars seems good. Open to change though)</text:p>
                    </text:list-item>
                    <text:list-item>
                      <text:p text:style-name="P53">Last Chance Discount (discounts of over 30% in their last 3 days of the discount period)</text:p>
                    </text:list-item>
                    <text:list-item>
                      <text:p text:style-name="P54">Collection Name</text:p>
                    </text:list-item>
                    <text:list-item>
                      <text:p text:style-name="P55">Brand Name</text:p>
                    </text:list-item>
                  </text:list>
                </text:list-item>
              </text:list>
            </text:list-item>
            <text:list-item>
              <text:p text:style-name="P56">Viewing Item Details</text:p>
              <text:soft-page-break/>
              <text:list text:continue-numbering="true">
                <text:list-item>
                  <text:p text:style-name="P57">Items will have several photos which can be scrolled through on its page</text:p>
                </text:list-item>
                <text:list-item>
                  <text:p text:style-name="P58">Each Item comes in multiple sizes</text:p>
                </text:list-item>
                <text:list-item>
                  <text:p text:style-name="P59">Each item comes in multiple colors</text:p>
                </text:list-item>
                <text:list-item>
                  <text:p text:style-name="P60">Each color has its own set of images</text:p>
                </text:list-item>
                <text:list-item>
                  <text:p text:style-name="P61">Each item size has a transfer chart which shows its proportions in other systems</text:p>
                </text:list-item>
                <text:list-item>
                  <text:p text:style-name="P62">For example, size “m” has shoulder width 50 cm waist width 60 cm and length 100 cm, or their equivalent in inches.</text:p>
                </text:list-item>
                <text:list-item>
                  <text:p text:style-name="P63">Items will have care guides</text:p>
                </text:list-item>
                <text:list-item>
                  <text:p text:style-name="P64">Care guides contain a description of how to wash and iron the clothing article if it applies.</text:p>
                </text:list-item>
                <text:list-item>
                  <text:p text:style-name="P65">Items will have material distribution represented in percentages</text:p>
                </text:list-item>
                <text:list-item>
                  <text:p text:style-name="P66">Material distribution will be enforced by regex patterns (e.g. [A-Z][a-z]+[0-9]* ([0-9]){2}\%)</text:p>
                </text:list-item>
                <text:list-item>
                  <text:p text:style-name="P67">Items will have availability (store and warehouse)</text:p>
                </text:list-item>
                <text:list-item>
                  <text:p text:style-name="P68">An Item may be unavailable in stores but available in warehouses</text:p>
                </text:list-item>
                <text:list-item>
                  <text:p text:style-name="P69">An item will have a description</text:p>
                </text:list-item>
                <text:list-item>
                  <text:p text:style-name="P70">An item will have a brand</text:p>
                </text:list-item>
                <text:list-item>
                  <text:p text:style-name="P71">Items may be part of a collection</text:p>
                </text:list-item>
                <text:list-item>
                  <text:p text:style-name="P72">An Item will display its availability</text:p>
                </text:list-item>
                <text:list-item>
                  <text:p text:style-name="P73">Availability may be in specific stores, which will be shown</text:p>
                </text:list-item>
                <text:list-item>
                  <text:p text:style-name="P74">Specific stores will be shown on a map and maintained as a collection of coordinates and an address (optionally)</text:p>
                </text:list-item>
                <text:list-item>
                  <text:p text:style-name="P75">Availability may be in a warehouse in which case it is online order only.</text:p>
                </text:list-item>
                <text:list-item>
                  <text:p text:style-name="P76">The platform will keep score of how many items of a certain kind there are, however, that score will only be shown to the client when that number falls under 25.</text:p>
                </text:list-item>
              </text:list>
            </text:list-item>
            <text:list-item>
              <text:p text:style-name="P77">Selecting Item Details</text:p>
              <text:list text:continue-numbering="true">
                <text:list-item>
                  <text:p text:style-name="P78">The client may select the color</text:p>
                </text:list-item>
                <text:list-item>
                  <text:p text:style-name="P79">Colors will be displayed under the images of the item as a rhombus of the primary color of the article of clothing</text:p>
                </text:list-item>
                <text:list-item>
                  <text:p text:style-name="P80">The client may select the size of the item</text:p>
                </text:list-item>
                <text:list-item>
                  <text:p text:style-name="P81">When selecting the size, a pop-up with details of what that size entails will show additional context for the client.</text:p>
                </text:list-item>
                <text:list-item>
                  <text:p text:style-name="P82">If there are no items of a certain size or color those details may not be selected anymore and will appear greyed out or red and dashed</text:p>
                </text:list-item>
              </text:list>
            </text:list-item>
            <text:list-item>
              <text:p text:style-name="P83">Shopping Cart Management</text:p>
              <text:list text:continue-numbering="true">
                <text:list-item>
                  <text:p text:style-name="P84">Once details are selected pressing the button add to cart will add the current item configuration to cart if available.</text:p>
                </text:list-item>
                <text:list-item>
                  <text:p text:style-name="P85">The client will be prompted when they add an item to cart whether they would like to continue shopping or go to cart</text:p>
                </text:list-item>
                <text:list-item>
                  <text:p text:style-name="P86">On the cart page the client may remove any unwanted items</text:p>
                </text:list-item>
                <text:list-item>
                  <text:p text:style-name="P87">The cart page will display the total cost of items</text:p>
                </text:list-item>
                <text:list-item>
                  <text:p text:style-name="P88">The cart page will display the total number of items</text:p>
                </text:list-item>
                <text:list-item>
                  <text:p text:style-name="P89">The Client may remove items from the cart</text:p>
                </text:list-item>
                <text:list-item>
                  <text:p text:style-name="P90">The cart will be persisted transiently (per session) for the Guest User</text:p>
                </text:list-item>
                <text:list-item>
                  <text:p text:style-name="P91">The cart will be persisted per account for the Logged In User</text:p>
                </text:list-item>
              </text:list>
            </text:list-item>
            <text:list-item>
              <text:p text:style-name="P92">Order Details Creation</text:p>
              <text:list text:continue-numbering="true">
                <text:list-item>
                  <text:p text:style-name="P93">Once the client is satisfied with the cart they may create an order</text:p>
                </text:list-item>
                <text:list-item>
                  <text:p text:style-name="P94">The client is required to give his first name and last name</text:p>
                </text:list-item>
                <text:list-item>
                  <text:p text:style-name="P95">The client will select on purchase method</text:p>
                </text:list-item>
                <text:list-item>
                  <text:p text:style-name="P96">The methods are:<text:s/></text:p>
                  <text:list text:continue-numbering="true">
                    <text:list-item>
                      <text:p text:style-name="P97">Card</text:p>
                    </text:list-item>
                    <text:list-item>
                      <text:p text:style-name="P98">Delivery</text:p>
                    </text:list-item>
                    <text:list-item>
                      <text:p text:style-name="P99">Wallet</text:p>
                    </text:list-item>
                  </text:list>
                </text:list-item>
                <text:list-item>
                  <text:p text:style-name="P100">The Wallet method is based on an internal wallet that may be charged via card</text:p>
                </text:list-item>
                <text:list-item>
                  <text:p text:style-name="P101">Delivery will have the option of delivering to Store and the client to pick up the order</text:p>
                </text:list-item>
                <text:list-item>
                  <text:p text:style-name="P102">Delivery will have the option to deliver the order to the client’s address</text:p>
                </text:list-item>
                <text:list-item>
                  <text:p text:style-name="P103">If the client selects Delivery without pickup they are required to fill out an address</text:p>
                </text:list-item>
                <text:list-item>
                  <text:p text:style-name="P104">The client will give an email address if not logged in</text:p>
                </text:list-item>
                <text:list-item>
                  <text:p text:style-name="P105">The client may give a phone number</text:p>
                </text:list-item>
                <text:list-item>
                  <text:p text:style-name="P106">If card payment is selected the client will be redirected to a page to input his details.</text:p>
                </text:list-item>
              </text:list>
            </text:list-item>
            <text:list-item>
              <text:p text:style-name="P107">Processing Order on Purchase</text:p>
              <text:list text:continue-numbering="true">
                <text:list-item>
                  <text:p text:style-name="P108">Once the order details are set the details will be sent to the payment processor</text:p>
                </text:list-item>
                <text:list-item>
                  <text:p text:style-name="P109">If the result is favorable the client will be sent an invoice via email and they will be sent a thank you message then be redirected to the main page</text:p>
                </text:list-item>
                <text:list-item>
                  <text:p text:style-name="P110">If the result is not favorable the client will be shown an error message detailing what went wrong and the option to try again or abort the operation</text:p>
                </text:list-item>
                <text:list-item>
                  <text:p text:style-name="P111">Card payments are not going to be implemented at this time but the architecture should exist and allow for later implementation</text:p>
                </text:list-item>
              </text:list>
            </text:list-item>
            <text:list-item>
              <text:p text:style-name="P112">Review management</text:p>
              <text:list text:continue-numbering="true">
                <text:list-item>
                  <text:p text:style-name="P113">A Logged In User may leave a review on any item.</text:p>
                </text:list-item>
                <text:list-item>
                  <text:p text:style-name="P114">In the same area but a different tab to the suggestions there will be reviews.</text:p>
                </text:list-item>
                <text:list-item>
                  <text:p text:style-name="P115">The first option in the review page will be an empty text box with a ribbon for text manipulation and a submit or cancel button</text:p>
                </text:list-item>
                <text:list-item>
                  <text:p text:style-name="P116">Here the user may leave a review</text:p>
                </text:list-item>
                <text:list-item>
                  <text:p text:style-name="P117">The user may like or dislike other reviews</text:p>
                </text:list-item>
                <text:list-item>
                  <text:p text:style-name="P118">The user will be notified on-platform only when other people like or dislike their reviews</text:p>
                </text:list-item>
                <text:list-item>
                  <text:p text:style-name="P119">The user may edit their review a total of 2 times after posting</text:p>
                </text:list-item>
                <text:list-item>
                  <text:p text:style-name="P120">Reviews may be flagged for moderation</text:p>
                </text:list-item>
                <text:list-item>
                  <text:p text:style-name="P121">Reviews flagged for moderation will appear in a special tab on the Administrator’s platform where they may be removed or accepted.</text:p>
                </text:list-item>
                <text:list-item>
                  <text:p text:style-name="P122">Reviews will be flagged after a certain number of reports come in (e.g. 100).</text:p>
                </text:list-item>
                <text:list-item>
                  <text:p text:style-name="P123">Reports are anonymous and will be visible to the admin by clicking on a flagged review in a separate tab.</text:p>
                </text:list-item>
              </text:list>
            </text:list-item>
            <text:list-item>
              <text:p text:style-name="P124">Wallet management</text:p>
              <text:list text:continue-numbering="true">
                <text:list-item>
                  <text:p text:style-name="P125">The Client may recharge their wallet via card in which case a similar window opens to the one where card details are selected but the sum field of the window will be a textbox where the client can select how much to add</text:p>
                </text:list-item>
                <text:list-item>
                  <text:p text:style-name="P126">Obviously only positive floating-point numbers are accepted when adding money.</text:p>
                </text:list-item>
              </text:list>
            </text:list-item>
            <text:list-item>
              <text:p text:style-name="P127">Notification Management</text:p>
              <text:list text:continue-numbering="true">
                <text:list-item>
                  <text:p text:style-name="P128">Logged In users will have a notification list</text:p>
                </text:list-item>
                <text:list-item>
                  <text:p text:style-name="P129">Notifications will be received upon:</text:p>
                  <text:list text:continue-numbering="true">
                    <text:list-item>
                      <text:p text:style-name="P130">Completing an order</text:p>
                    </text:list-item>
                    <text:list-item>
                      <text:p text:style-name="P131">Receiving Reactions to a Review</text:p>
                    </text:list-item>
                    <text:list-item>
                      <text:p text:style-name="P132">Having a review moderated</text:p>
                    </text:list-item>
                  </text:list>
                </text:list-item>
                <text:list-item>
                  <text:p text:style-name="P133">Notifications may contain an attachment of at most 10MB</text:p>
                </text:list-item>
                <text:list-item>
                  <text:p text:style-name="P134">The attachment may be the order invoice.</text:p>
                </text:list-item>
              </text:list>
            </text:list-item>
            <text:list-item>
              <text:p text:style-name="P135">Chat Management:</text:p>
              <text:list text:continue-numbering="true">
                <text:list-item>
                  <text:p text:style-name="P136">The chat window is opened by a floating chat button at the bottom of the user page</text:p>
                </text:list-item>
                <text:list-item>
                  <text:p text:style-name="P137">The purchase history will be seen as a card which will open a new page (or pop-up) with their shopping cart at the time they clicked purchase.</text:p>
                </text:list-item>
                <text:list-item>
                  <text:p text:style-name="P138">Admins will see message heads from Users</text:p>
                </text:list-item>
                <text:list-item>
                  <text:p text:style-name="P139">On the message heads there will be the photo of the user and in the corner the number of unread messages within the chat encased in an icon</text:p>
                </text:list-item>
              </text:list>
            </text:list-item>
          </text:list>
        </text:list-item>
        <text:list-item>
          <text:p text:style-name="P140">Non-Functional Requirements</text:p>
          <text:list text:continue-numbering="true">
            <text:list-item>
              <text:p text:style-name="P141">Photos for items may be uploaded and a resized copy will be saved on the backend in a folder under “\assets\” with the name of the item the color and a numeric identifier</text:p>
            </text:list-item>
            <text:list-item>
              <text:p text:style-name="P142">No more than 5 photos may be uploaded for color</text:p>
            </text:list-item>
            <text:list-item>
              <text:p text:style-name="P143">At least one photo has to be uploaded for the color to be considered valid</text:p>
            </text:list-item>
            <text:list-item>
              <text:p text:style-name="P144">Filtering and pagination will be handled by the backend</text:p>
            </text:list-item>
            <text:list-item>
              <text:p text:style-name="P145">The application will have a centralized backend</text:p>
            </text:list-item>
            <text:list-item>
              <text:p text:style-name="P146">The application’s backend will run on multiple servers/in multiple instances</text:p>
            </text:list-item>
            <text:list-item>
              <text:p text:style-name="P147">The servers are going to act as a main and a backup or a contest to lessen connection latency</text:p>
            </text:list-item>
            <text:list-item>
              <text:p text:style-name="P148">The application will have an API Gateway leading to one of the servers</text:p>
            </text:list-item>
            <text:list-item>
              <text:p text:style-name="P149">The application’s API Gateway will deal with load selection</text:p>
            </text:list-item>
            <text:list-item>
              <text:p text:style-name="P150">There will be multiple Databases running in a RAID like configuration</text:p>
            </text:list-item>
            <text:list-item>
              <text:p text:style-name="P151">The Databases will be managed by SQLServer</text:p>
            </text:list-item>
            <text:list-item>
              <text:p text:style-name="P152">The application will have a web, desktop and mobile interface</text:p>
            </text:list-item>
            <text:list-item>
              <text:p text:style-name="P153">The web interface will be developed using REACT.ts</text:p>
            </text:list-item>
            <text:list-item>
              <text:p text:style-name="P154">The desktop interface will be developed using Electron</text:p>
            </text:list-item>
            <text:list-item>
              <text:p text:style-name="P155">The Mobile interface will be developed using ReactNative</text:p>
            </text:list-item>
          </text:list>
        </text:list-item>
        <text:list-item>
          <text:p text:style-name="P156">Actors and Roles</text:p>
          <text:list text:continue-numbering="true">
            <text:list-item>
              <text:p text:style-name="P157">Users may be Guests or Logged In</text:p>
            </text:list-item>
            <text:list-item>
              <text:p text:style-name="P158">Guest Users may create an account by supplying a username, email address and password.</text:p>
            </text:list-item>
            <text:list-item>
              <text:p text:style-name="P159">Logged In users will have their purchase history remembered</text:p>
            </text:list-item>
            <text:list-item>
              <text:p text:style-name="P160">Logged In users will have a profile page</text:p>
            </text:list-item>
            <text:list-item>
              <text:p text:style-name="P161">Logged In users will have a notification page</text:p>
            </text:list-item>
            <text:list-item>
              <text:p text:style-name="P162">Logged In Users will have the ability to subscribe to a e-mail newsletter</text:p>
            </text:list-item>
            <text:list-item>
              <text:p text:style-name="P163">Logged In Users will be able to reset their password if they forgot it</text:p>
            </text:list-item>
            <text:list-item>
              <text:p text:style-name="P164">This will be done by pressing a forgot password link, their old password will be reset, being redirected to a form where they will supply their username or email address and receive an email on that address with a form to enter and confirm the new password.</text:p>
            </text:list-item>
            <text:list-item>
              <text:p text:style-name="P165">Logged In users will be able to see their purchase history on their profile page in a special tab</text:p>
            </text:list-item>
            <text:list-item>
              <text:p text:style-name="P166">Logged In users will be able to see their Reviews in a special tab</text:p>
            </text:list-item>
            <text:list-item>
              <text:p text:style-name="P167">Logged in users will have a notification button which will pop up a list of notifications on hover</text:p>
            </text:list-item>
            <text:list-item>
              <text:p text:style-name="P168">Pressing this button will lead to a dedicated notification page with an inbox with more details.</text:p>
            </text:list-item>
            <text:list-item>
              <text:p text:style-name="P169">Pressing on the notification will give out it’s full details</text:p>
            </text:list-item>
            <text:list-item>
              <text:p text:style-name="P170">Administrators have an interface independent from the User one</text:p>
            </text:list-item>
            <text:list-item>
              <text:p text:style-name="P171">Administrators will be able to add, edit, and remove items</text:p>
            </text:list-item>
            <text:list-item>
              <text:p text:style-name="P172">Admnistrators will be able to remove reviews</text:p>
            </text:list-item>
            <text:list-item>
              <text:p text:style-name="P173">Administrators will be able to chat with Users</text:p>
            </text:list-item>
            <text:list-item>
              <text:p text:style-name="P174">Administrators will have the ability to search for users by username or email address</text:p>
            </text:list-item>
            <text:list-item>
              <text:p text:style-name="P175">Administrators may not see any password</text:p>
            </text:list-item>
            <text:list-item>
              <text:p text:style-name="P176">Administrators will have the ability to reset the password of a User.</text:p>
            </text:list-item>
            <text:list-item>
              <text:p text:style-name="P177">Administrators have the ability to remove or add available locations to an item.</text:p>
            </text:list-item>
            <text:list-item>
              <text:p text:style-name="P178">Chats between user and administrators will be held in a queue and given to the most recently available administrator.</text:p>
            </text:list-item>
            <text:list-item>
              <text:p text:style-name="P179">Logged in users will receive discounts on holidays, at the change of seasons(e.g. Summer Sale), or Website Annyversary.</text:p>
            </text:list-item>
            <text:list-item>
              <text:p text:style-name="P180">A User may only sign up once with the same Email address</text:p>
            </text:list-item>
          </text:list>
        </text:list-item>
        <text:list-item>
          <text:p text:style-name="P181">Data Model (core entities)</text:p>
          <text:list text:continue-numbering="true">
            <text:list-item>
              <text:p text:style-name="P182">Item</text:p>
            </text:list-item>
            <text:list-item>
              <text:p text:style-name="P183">Color</text:p>
            </text:list-item>
            <text:list-item>
              <text:p text:style-name="P184">Photo</text:p>
            </text:list-item>
            <text:list-item>
              <text:p text:style-name="P185">Tag</text:p>
            </text:list-item>
            <text:list-item>
              <text:p text:style-name="P186">Size</text:p>
            </text:list-item>
            <text:list-item>
              <text:p text:style-name="P187">Location</text:p>
            </text:list-item>
            <text:list-item>
              <text:p text:style-name="P188">User</text:p>
            </text:list-item>
            <text:list-item>
              <text:p text:style-name="P189">Logged User</text:p>
            </text:list-item>
            <text:list-item>
              <text:p text:style-name="P190">Report</text:p>
            </text:list-item>
            <text:list-item>
              <text:p text:style-name="P191">Administrator</text:p>
            </text:list-item>
            <text:list-item>
              <text:p text:style-name="P192">Order</text:p>
            </text:list-item>
            <text:list-item>
              <text:p text:style-name="P193">Shopping Cart</text:p>
            </text:list-item>
            <text:list-item>
              <text:p text:style-name="P194">Review</text:p>
            </text:list-item>
            <text:list-item>
              <text:p text:style-name="P195">Chat Message</text:p>
            </text:list-item>
            <text:list-item>
              <text:p text:style-name="P196">Notification</text:p>
            </text:list-item>
            <text:list-item>
              <text:p text:style-name="P197">Wallet</text:p>
            </text:list-item>
          </text:list>
        </text:list-item>
        <text:list-item>
          <text:p text:style-name="P198">Backend Infrastructure</text:p>
          <text:list text:continue-numbering="true">
            <text:list-item>
              <text:p text:style-name="P199">The backend will implement the CQRS design pattern with MEDIATR</text:p>
            </text:list-item>
            <text:list-item>
              <text:p text:style-name="P200">The backend will be implemented in .NET 9</text:p>
            </text:list-item>
            <text:list-item>
              <text:p text:style-name="P201">The backend will implement EFCore</text:p>
            </text:list-item>
            <text:list-item>
              <text:p text:style-name="P202">The backend will be able to send emails</text:p>
            </text:list-item>
            <text:list-item>
              <text:p text:style-name="P203">The backend will be able to create PDFs with the invoice for the purchase and send them with an email.</text:p>
            </text:list-item>
          </text:list>
        </text:list-item>
        <text:list-item>
          <text:p text:style-name="P204">Security &amp; Authentication</text:p>
          <text:list text:continue-numbering="true">
            <text:list-item>
              <text:p text:style-name="P205">Users will authenticate with an email address or username acting as an alias for the email address and their password.</text:p>
            </text:list-item>
            <text:list-item>
              <text:p text:style-name="P206">A known user will be authenticated with a token with claims and digest with sha256 encoding</text:p>
            </text:list-item>
            <text:list-item>
              <text:p text:style-name="P207">Password will be encrypted with RC6 encoding</text:p>
            </text:list-item>
            <text:list-item>
              <text:p text:style-name="P208">On Signing up or logging in the Users must pass a CAPTCHA.</text:p>
            </text:list-item>
            <text:list-item>
              <text:p text:style-name="P209">A CAPTCHA may automatically pass for Users that are known or have active sessions.</text:p>
            </text:list-item>
            <text:list-item>
              <text:p text:style-name="P210">A users sessions will be monitored and if more than 5 devices from different places are active on the same account or the same session they will be disconnected on grounds of suspicious activity</text:p>
            </text:list-item>
            <text:list-item>
              <text:p text:style-name="P211">An email will be provided to users who have suspicious activity in order to inform them.</text:p>
            </text:list-item>
            <text:list-item>
              <text:p text:style-name="P212">If suspicious activity is detected users will have to re-log in their session and token being automatically deleted.</text:p>
            </text:list-item>
            <text:list-item>
              <text:p text:style-name="P213">The email will also contain a way for them to reset the password</text:p>
            </text:list-item>
            <text:list-item>
              <text:p text:style-name="P214">An administrator has a page which shows traffic, state of servers and databases.</text:p>
            </text:list-item>
          </text:list>
        </text:list-item>
        <text:list-item>
          <text:p text:style-name="P215">Future Enhancements</text:p>
          <text:list text:continue-numbering="true">
            <text:list-item>
              <text:p text:style-name="P216">SMS system to help with logging in</text:p>
            </text:list-item>
            <text:list-item>
              <text:p text:style-name="P217">Proxy Server with google authentication Integration</text:p>
            </text:list-item>
            <text:list-item>
              <text:p text:style-name="P218">Like/dislike option to improve shopping suggestion algorithm</text:p>
            </text:list-item>
            <text:list-item>
              <text:p text:style-name="P219">AI integration for FAQ in chat with admins.</text:p>
            </text:list-item>
            <text:list-item>
              <text:p text:style-name="P220">Order Status viewing</text:p>
            </text:list-item>
            <text:list-item>
              <text:p text:style-name="P221">The ability to post documents in chat window</text:p>
            </text:list-item>
            <text:list-item>
              <text:p text:style-name="P222">Collect location data for the user and localize measurement units and language</text:p>
            </text:list-item>
            <text:list-item>
              <text:p text:style-name="P223">Implement automatic translation</text:p>
            </text:list-item>
            <text:list-item>
              <text:p text:style-name="P224">Async application communication</text:p>
            </text:list-item>
            <text:list-item>
              <text:p text:style-name="P225">Implementing Database Sharding</text:p>
            </text:list-item>
            <text:list-item>
              <text:p text:style-name="P226">Implement Review sliders for customers to specify how the clothing fit on them with real width and real length</text:p>
            </text:list-item>
          </text:list>
        </text:list-item>
        <text:list-item>
          <text:p text:style-name="P227">Structure:</text:p>
        </text:list-item>
      </text:list>
      <text:soft-page-break/>
      <text:list text:style-name="LFO2" text:continue-numbering="true">
        <text:list-item>
          <text:p text:style-name="P228">User Tokenization and CQRS structure reference: github.com/Pufix/MediConnect/tree/master (if it follows best practices, otherwise this isn’t good)</text:p>
        </text:list-item>
        <text:list-item>
          <text:p text:style-name="P229">That github also contains error logg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游ゴシック" svg:font-family="游ゴシック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游ゴシック Light" svg:font-family="游ゴシック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游明朝" svg:font-family="游明朝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游ゴシック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游ゴシック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游ゴシック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游ゴシック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游ゴシック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游ゴシック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游ゴシック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游ゴシック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游ゴシック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游ゴシック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游ゴシック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游ゴシック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游ゴシック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游ゴシック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游ゴシック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游ゴシック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游ゴシック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游ゴシック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游ゴシック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游ゴシック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游ゴシック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游ゴシック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游ゴシック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3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vin Darius</meta:initial-creator>
    <dc:creator>Kevin Darius</dc:creator>
    <meta:creation-date>2025-07-11T09:43:00Z</meta:creation-date>
    <dc:date>2025-07-23T09:52:00Z</dc:date>
    <meta:template xlink:href="Normal.dotm" xlink:type="simple"/>
    <meta:editing-cycles>15</meta:editing-cycles>
    <meta:editing-duration>PT82800S</meta:editing-duration>
    <meta:document-statistic meta:page-count="10" meta:paragraph-count="25" meta:word-count="1892" meta:character-count="12656" meta:row-count="89" meta:non-whitespace-character-count="10789"/>
  </office:meta>
</office:document-meta>
</file>